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6"/>
    <style:style style:name="ce4" style:family="table-cell" style:parent-style-name="Default" style:data-style-name="N19"/>
    <style:style style:name="ce5" style:family="table-cell" style:parent-style-name="Default" style:data-style-name="N25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13.176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Commen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11-18T00:00:00" table:style-name="ce2">
            <text:p>18.11.2016</text:p>
          </table:table-cell>
          <table:table-cell office:value-type="time" office:time-value="PT14H35M0S" table:style-name="ce3">
            <text:p>14:35</text:p>
          </table:table-cell>
          <table:table-cell office:value-type="string" table:style-name="ce1">
            <text:p>Settum upp github og græjuðum dagbók og var fyrirtækið skýrt<text:s/><text:span text:style-name="T1">Kepler Games</text:span>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6-11-21T00:00:00" table:style-name="ce4">
            <text:p>21.11.2016</text:p>
          </table:table-cell>
          <table:table-cell office:value-type="time" office:time-value="PT10H48M0S" table:style-name="ce5">
            <text:p>10:48</text:p>
          </table:table-cell>
          <table:table-cell office:value-type="string" table:style-name="ce1">
            <text:p>Fengum úthlutað serverinn á 10.201.190.120<text:s/>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.</number:text>
      <number:month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ime-style style:name="N36">
      <number:hours number:style="long"/>
      <number:text>:</number:text>
      <number:minutes number:style="long"/>
    </number:time-style>
    <number:date-style style:name="N37">
      <number:day/>
      <number:text>.</number:text>
      <number:month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Ólafur Jón Valgeirsson</meta:initial-creator>
    <dc:creator>Ólafur Jón Valgeirsson</dc:creator>
    <meta:creation-date>2016-11-18T14:34:35Z</meta:creation-date>
    <dc:date>2016-11-21T10:48:29Z</dc:date>
  </office:meta>
</office:document-meta>
</file>